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 Plex Mono" svg:font-family="'IBM Plex Mono'" style:font-pitch="fixed"/>
    <style:font-face style:name="Arial1" svg:font-family="Arial" style:font-pitch="variable"/>
    <style:font-face style:name="IBM Plex Mono1" svg:font-family="'IBM Plex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111111" draw:marker-start-width="0.252cm" draw:marker-end-width="0.252cm" draw:fill-color="#ff6d6d" draw:textarea-horizontal-align="justify" draw:textarea-vertical-align="middle" draw:auto-grow-height="false" fo:min-height="1.291cm" fo:min-width="0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 style:list-style-name="L1">
      <style:graphic-properties svg:stroke-width="0.035cm" svg:stroke-color="#111111" draw:marker-start-width="0.252cm" draw:marker-end-width="0.252cm" draw:textarea-horizontal-align="justify" draw:textarea-vertical-align="middle" draw:auto-grow-height="false" fo:min-height="2.572cm" fo:min-width="4.021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 style:list-style-name="L1">
      <style:graphic-properties svg:stroke-width="0.035cm" svg:stroke-color="#111111" draw:marker-start-width="0.252cm" draw:marker-end-width="0.252cm" draw:textarea-horizontal-align="justify" draw:textarea-vertical-align="middle" draw:auto-grow-height="false" fo:min-height="2.572cm" fo:min-width="9.12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111111" draw:marker-start-width="0.252cm" draw:marker-end-width="0.252cm" draw:fill-color="#ff6d6d" draw:textarea-horizontal-align="justify" draw:textarea-vertical-align="middle" draw:auto-grow-height="false" fo:min-height="2.716cm" fo:min-width="3.46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111111" draw:marker-start-width="0.252cm" draw:marker-end-width="0.252cm" draw:fill-color="#ff6d6d" draw:textarea-horizontal-align="justify" draw:textarea-vertical-align="middle" draw:auto-grow-height="false" fo:min-height="7.316cm" fo:min-width="3.46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111111" draw:marker-start-width="0.252cm" draw:marker-end-width="0.252cm" draw:fill-color="#ff6d6d" draw:textarea-horizontal-align="justify" draw:textarea-vertical-align="middle" draw:auto-grow-height="false" fo:min-height="2.816cm" fo:min-width="3.46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111111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 style:list-style-name="L1">
      <style:graphic-properties svg:stroke-width="0.035cm" svg:stroke-color="#111111" draw:marker-start-width="0.252cm" draw:marker-end-width="0.252cm" draw:textarea-horizontal-align="justify" draw:textarea-vertical-align="middle" draw:auto-grow-height="false" fo:min-height="2.572cm" fo:min-width="9.148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 style:list-style-name="L1">
      <style:graphic-properties svg:stroke-width="0.035cm" svg:stroke-color="#111111" draw:marker-start-width="0.252cm" draw:marker-end-width="0.252cm" draw:textarea-horizontal-align="justify" draw:textarea-vertical-align="middle" draw:auto-grow-height="false" fo:min-height="2.572cm" fo:min-width="9.148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 style:list-style-name="L1">
      <style:graphic-properties svg:stroke-width="0.035cm" svg:stroke-color="#111111" draw:marker-start-width="0.252cm" draw:marker-end-width="0.252cm" draw:textarea-horizontal-align="justify" draw:textarea-vertical-align="middle" draw:auto-grow-height="false" fo:min-height="6.939cm" fo:min-width="3.887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 style:list-style-name="L1">
      <style:graphic-properties svg:stroke-width="0.035cm" svg:stroke-color="#111111" draw:marker-start-width="0.252cm" draw:marker-end-width="0.252cm" draw:textarea-horizontal-align="justify" draw:textarea-vertical-align="middle" draw:auto-grow-height="false" fo:min-height="2.572cm" fo:min-width="4.021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111111" draw:marker-start-width="0.252cm" draw:marker-end-width="0.252cm" draw:textarea-vertical-align="middle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111111" draw:marker-start-width="0.252cm" draw:marker-end-width="0.252cm" draw:fill-color="#1c1c1c" draw:textarea-horizontal-align="justify" draw:textarea-vertical-align="middle" draw:auto-grow-height="false" fo:min-height="0.75cm" fo:min-width="12.5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-color="#ff6d6d"/>
      <style:paragraph-properties fo:text-align="center"/>
      <style:text-properties style:font-name="IBM Plex Mono" fo:font-size="12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font-name="IBM Plex Mono" fo:font-size="12pt"/>
    </style:style>
    <style:style style:name="P3" style:family="paragraph">
      <style:paragraph-properties fo:text-align="center"/>
      <style:text-properties style:font-name="IBM Plex Mono" fo:font-size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background-color="#ffffff"/>
    </style:style>
    <style:style style:name="P6" style:family="paragraph">
      <loext:graphic-properties draw:fill-color="#1c1c1c"/>
      <style:paragraph-properties fo:text-align="center"/>
      <style:text-properties style:font-name="IBM Plex Mono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name="IBM Plex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1.8cm" draw:transform="rotate (1.5707963267949) translate (12.55cm 26.85cm)">
          <text:p text:style-name="P3"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xml:id="id8" draw:id="id8" draw:layer="layout" svg:width="4.8cm" svg:height="3.1cm" svg:x="7.6cm" svg:y="14.3cm">
          <text:p text:style-name="P2"><text:span text:style-name="T1">SYNCHROCONVERTER</text:span></text:p>
          <text:p text:style-name="P2"><text:span text:style-name="T1">(DC/AC)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709.2877967513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xml:id="id9" draw:id="id9" draw:layer="layout" svg:width="9.9cm" svg:height="3.1cm" svg:x="2.5cm" svg:y="5.2cm">
          <text:p text:style-name="P2"><text:span text:style-name="T1">HIGH VOLTAGE</text:span></text:p>
          <text:p text:style-name="P2"><text:span text:style-name="T1">POWER SUPPLY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709.2877967513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8cm" svg:height="1.8cm" draw:transform="rotate (1.5707963267949) translate (12.55cm 21.65cm)">
          <text:p text:style-name="P3"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8cm" svg:height="1.8cm" draw:transform="rotate (1.5707963267949) translate (12.5cm 11.7cm)">
          <text:p text:style-name="P3"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xml:id="id2" draw:id="id2" draw:layer="layout" svg:width="4cm" svg:height="3cm" svg:x="14.5cm" svg:y="5.3cm">
          <text:p text:style-name="P3">SCADA</text:p>
          <text:p text:style-name="P3">&amp;</text:p>
          <text:p text:style-name="P3">PMS SYSTEM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4cm" svg:height="7.6cm" svg:x="14.5cm" svg:y="9.8cm">
          <text:p text:style-name="P3">VOLTAGE</text:p>
          <text:p text:style-name="P3">(AC + DC BUS)</text:p>
          <text:p text:style-name="P3">CURRENT</text:p>
          <text:p text:style-name="P3">FREQUENCY</text:p>
          <text:p text:style-name="P3">TEMPERATURE</text:p>
          <text:p text:style-name="P3">FEEDBACK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4cm" svg:height="3.1cm" svg:x="14.5cm" svg:y="19.7cm">
          <text:p text:style-name="P3">TEMPERATURE</text:p>
          <text:p text:style-name="P3">SHAFT SPEED</text:p>
          <text:p text:style-name="P3">POSITION</text:p>
          <text:p text:style-name="P3">FEEDBACK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4cm" svg:height="3.1cm" svg:x="14.5cm" svg:y="24.9cm">
          <text:p text:style-name="P3">ROTATION (POD)</text:p>
          <text:p text:style-name="P3">FEEDBACK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6.5cm" svg:y1="9.8cm" svg:x2="16.5cm" svg:y2="8.3cm" draw:start-shape="id1" draw:start-glue-point="0" draw:end-shape="id2" svg:d="M16500 9800v-1500" svg:viewBox="0 0 1 1501">
          <text:p/>
        </draw:connector>
        <draw:connector draw:style-name="gr7" draw:text-style-name="P3" draw:layer="layout" svg:x1="18.5cm" svg:y1="21.25cm" svg:x2="18.5cm" svg:y2="6.8cm" draw:start-shape="id3" draw:start-glue-point="1" draw:end-shape="id2" svg:d="M18500 21250h518v-14450h-518" svg:viewBox="0 0 519 14451">
          <text:p/>
        </draw:connector>
        <draw:connector draw:style-name="gr7" draw:text-style-name="P3" draw:layer="layout" svg:x1="18.5cm" svg:y1="26.45cm" svg:x2="18.5cm" svg:y2="6.8cm" draw:start-shape="id4" draw:start-glue-point="1" draw:end-shape="id2" draw:end-glue-point="1" svg:d="M18500 26450h518v-19650h-518" svg:viewBox="0 0 519 19651">
          <text:p/>
        </draw:connector>
        <draw:custom-shape draw:style-name="gr8" draw:text-style-name="P2" xml:id="id7" draw:id="id7" draw:layer="layout" svg:width="9.927cm" svg:height="3.1cm" svg:x="2.473cm" svg:y="24.901cm">
          <text:p text:style-name="P2"><text:span text:style-name="T1">AZ</text:span><text:span text:style-name="T1">IM</text:span><text:span text:style-name="T1">UT</text:span><text:span text:style-name="T1">HI</text:span><text:span text:style-name="T1">NG </text:span><text:span text:style-name="T1">PO</text:span><text:span text:style-name="T1">D </text:span><text:span text:style-name="T1">OR </text:span><text:span text:style-name="T1">SH</text:span><text:span text:style-name="T1">AF</text:span><text:span text:style-name="T1">T </text:span><text:span text:style-name="T1">&amp; </text:span><text:span text:style-name="T1">PR</text:span><text:span text:style-name="T1">OP</text:span><text:span text:style-name="T1">EL</text:span><text:span text:style-name="T1">LE</text:span><text:span text:style-name="T1">R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09.2877967513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2" xml:id="id6" draw:id="id6" draw:layer="layout" svg:width="9.927cm" svg:height="3.1cm" svg:x="2.473cm" svg:y="19.701cm">
          <text:p text:style-name="P2"><text:span text:style-name="T1">H</text:span><text:span text:style-name="T1">V</text:span><text:span text:style-name="T1"> </text:span><text:span text:style-name="T1">P</text:span><text:span text:style-name="T1">R</text:span><text:span text:style-name="T1">O</text:span><text:span text:style-name="T1">P</text:span><text:span text:style-name="T1">U</text:span><text:span text:style-name="T1">L</text:span><text:span text:style-name="T1">S</text:span><text:span text:style-name="T1">I</text:span><text:span text:style-name="T1">O</text:span><text:span text:style-name="T1">N</text:span><text:span text:style-name="T1"> </text:span><text:span text:style-name="T1">M</text:span><text:span text:style-name="T1">O</text:span><text:span text:style-name="T1">T</text:span><text:span text:style-name="T1">O</text:span><text:span text:style-name="T1">R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09.2877967513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2" xml:id="id5" draw:id="id5" draw:layer="layout" svg:width="4.8cm" svg:height="7.601cm" svg:x="2.473cm" svg:y="9.8cm">
          <text:p text:style-name="P2"><text:span text:style-name="T1">CYCLOCONVERTER</text:span></text:p>
          <text:p text:style-name="P2"><text:span text:style-name="T1">(AC/AC)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09.2877967513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2" xml:id="id10" draw:id="id10" draw:layer="layout" svg:width="4.8cm" svg:height="3.1cm" svg:x="7.6cm" svg:y="9.8cm">
          <text:p text:style-name="P2"><text:span text:style-name="T1">RECTIFIER STAGE</text:span></text:p>
          <text:p text:style-name="P2"><text:span text:style-name="T1">(AC/DC)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09.2877967513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3" draw:layer="layout" svg:x1="4.873cm" svg:y1="17.401cm" svg:x2="7.436cm" svg:y2="19.701cm" draw:start-shape="id5" draw:start-glue-point="2" draw:end-shape="id6" draw:end-glue-point="0" svg:d="M4873 17401v1150h2563v1150" svg:viewBox="0 0 2564 2301">
          <text:p/>
        </draw:connector>
        <draw:connector draw:style-name="gr7" draw:text-style-name="P3" draw:layer="layout" svg:x1="7.436cm" svg:y1="22.801cm" svg:x2="7.436cm" svg:y2="24.901cm" draw:start-shape="id6" draw:start-glue-point="2" draw:end-shape="id7" draw:end-glue-point="0" svg:d="M7436 22801v2100" svg:viewBox="0 0 1 2101">
          <text:p/>
        </draw:connector>
        <draw:connector draw:style-name="gr7" draw:text-style-name="P4" draw:layer="layout" svg:x1="10cm" svg:y1="17.4cm" svg:x2="7.436cm" svg:y2="19.701cm" draw:start-shape="id8" draw:start-glue-point="2" draw:end-shape="id6" draw:end-glue-point="0" svg:d="M10000 17400v1151h-2564v1150" svg:viewBox="0 0 2565 2302">
          <text:p/>
        </draw:connector>
        <draw:custom-shape draw:style-name="gr1" draw:text-style-name="P1" draw:layer="layout" svg:width="0.8cm" svg:height="1.8cm" draw:transform="rotate (1.5707963267949) translate (12.5cm 16.2cm)">
          <text:p text:style-name="P3"/>
          <draw:enhanced-geometry svg:viewBox="0 0 21600 21600" draw:text-areas="?f0 0 ?f2 ?f5" draw:mirror-vertical="true" draw:mirror-horizont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7" draw:text-style-name="P4" draw:layer="layout" svg:x1="7.45cm" svg:y1="8.3cm" svg:x2="5.063cm" svg:y2="9.8cm" draw:start-shape="id9" draw:start-glue-point="2" draw:end-shape="id5" draw:end-glue-point="4" svg:d="M7450 8300v750h-2387v750" svg:viewBox="0 0 2388 1501">
          <text:p/>
        </draw:connector>
        <draw:connector draw:style-name="gr7" draw:text-style-name="P4" draw:layer="layout" svg:x1="7.45cm" svg:y1="8.3cm" svg:x2="10cm" svg:y2="9.8cm" draw:start-shape="id9" draw:start-glue-point="2" draw:end-shape="id10" draw:end-glue-point="0" svg:d="M7450 8300v751h2550v749" svg:viewBox="0 0 2551 1501">
          <text:p/>
        </draw:connector>
        <draw:connector draw:style-name="gr12" draw:text-style-name="P5" draw:layer="layout" svg:x1="10cm" svg:y1="12.9cm" svg:x2="10cm" svg:y2="14.3cm" draw:start-shape="id10" draw:start-glue-point="2" draw:end-shape="id8" draw:end-glue-point="0" svg:d="M10000 12900v1400" svg:viewBox="0 0 1 1401">
          <text:p/>
        </draw:connector>
        <draw:connector draw:style-name="gr7" draw:text-style-name="P4" draw:layer="layout" svg:x1="18.5cm" svg:y1="13.6cm" svg:x2="18.5cm" svg:y2="6.8cm" draw:start-shape="id1" draw:start-glue-point="1" draw:end-shape="id2" draw:end-glue-point="1" svg:d="M18500 13600h518v-6800h-518" svg:viewBox="0 0 519 6801">
          <text:p/>
        </draw:connector>
        <draw:custom-shape draw:style-name="gr13" draw:text-style-name="P6" draw:layer="layout" svg:width="13cm" svg:height="1cm" svg:x="4cm" svg:y="2cm">
          <text:p text:style-name="P4"><text:span text:style-name="T2">TYPICAL </text:span><text:span text:style-name="T2">HV </text:span><text:span text:style-name="T2">PROPULSIO</text:span><text:span text:style-name="T2">N DIAGRA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 Plex Mono" svg:font-family="'IBM Plex Mono'" style:font-pitch="fixed"/>
    <style:font-face style:name="Arial1" svg:font-family="Arial" style:font-pitch="variable"/>
    <style:font-face style:name="IBM Plex Mono1" svg:font-family="'IBM Plex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4:44:05.905106938</meta:creation-date>
    <dc:date>2020-06-23T15:32:41.990916012</dc:date>
    <meta:editing-duration>PT36M48S</meta:editing-duration>
    <meta:editing-cycles>19</meta:editing-cycles>
    <meta:generator>LibreOffice/6.4.4.2$Linux_X86_64 LibreOffice_project/40$Build-2</meta:generator>
    <meta:document-statistic meta:object-count="25"/>
  </office:meta>
</office:document-meta>
</file>